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loext:graphic-properties draw:fill-gradient-name="gradient" draw:fill-hatch-name="hatch"/>
      <style:paragraph-properties fo:margin-top="0.1in" fo:margin-bottom="0.1402in" style:contextual-spacing="false"/>
      <style:text-properties style:font-name="Calibri" fo:font-size="18pt" officeooo:rsid="001318ce" officeooo:paragraph-rsid="001318ce" style:font-size-asian="18pt" style:font-size-complex="18pt"/>
    </style:style>
    <style:style style:name="P2" style:family="paragraph" style:parent-style-name="Horizontal_20_Line">
      <style:text-properties style:font-name="Calibri"/>
    </style:style>
    <style:style style:name="P3" style:family="paragraph" style:parent-style-name="Horizontal_20_Line">
      <style:text-properties style:font-name="Calibri" fo:font-size="10pt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style:font-name="Calibri" fo:font-size="10pt" officeooo:rsid="0015ead0" officeooo:paragraph-rsid="0015ead0" style:font-size-asian="10pt" style:font-size-complex="10pt"/>
    </style:style>
    <style:style style:name="P5" style:family="paragraph" style:parent-style-name="Heading_20_4">
      <loext:graphic-properties draw:fill-gradient-name="gradient" draw:fill-hatch-name="hatch"/>
      <style:paragraph-properties fo:margin-top="0in" fo:margin-bottom="0.0799in" style:contextual-spacing="false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0eebdc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00eebdc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.1in" style:contextual-spacing="false" fo:line-height="115%"/>
      <style:text-properties officeooo:paragraph-rsid="000eebdc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style:writing-mode="lr-tb"/>
      <style:text-properties officeooo:paragraph-rsid="00113812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officeooo:paragraph-rsid="0015ead0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2" style:family="paragraph" style:parent-style-name="Text_20_body" style:list-style-name="L1">
      <style:text-properties style:font-name="Calibri" fo:font-size="10pt" style:font-size-asian="10pt" style:font-size-complex="10pt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4" style:family="paragraph" style:parent-style-name="Text_20_body" style:list-style-name="L2">
      <style:text-properties style:font-name="Calibri" fo:font-size="10pt" style:font-size-asian="10pt" style:font-size-complex="10pt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6" style:family="paragraph" style:parent-style-name="Text_20_body" style:list-style-name="L3">
      <style:text-properties style:font-name="Calibri" fo:font-size="10pt" style:font-size-asian="10pt" style:font-size-complex="10pt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8" style:family="paragraph" style:parent-style-name="Text_20_body" style:list-style-name="L4">
      <style:text-properties style:font-name="Calibri" fo:font-size="10pt" officeooo:rsid="0016998e" officeooo:paragraph-rsid="0016998e" style:font-size-asian="10pt" style:font-size-complex="10pt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20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style:font-name="Calibri" fo:font-size="10pt" officeooo:paragraph-rsid="001918fa" style:font-size-asian="10pt" style:font-size-complex="10pt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paragraph-rsid="000ead79" style:font-size-asian="10pt" style:font-size-complex="10pt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4" style:family="paragraph" style:parent-style-name="Text_20_body" style:list-style-name="L6">
      <loext:graphic-properties draw:fill-gradient-name="gradient" draw:fill-hatch-name="hatch"/>
      <style:paragraph-properties fo:margin-top="0in" fo:margin-bottom="0.1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6" style:family="paragraph" style:parent-style-name="Text_20_body" style:list-style-name="L3">
      <style:paragraph-properties fo:margin-top="0in" fo:margin-bottom="0in" style:contextual-spacing="false"/>
    </style:style>
    <style:style style:name="P27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officeooo:paragraph-rsid="0015ead0"/>
    </style:style>
    <style:style style:name="T1" style:family="text">
      <style:text-properties officeooo:rsid="000ead79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officeooo:rsid="000ead79" style:font-size-asian="10pt" style:font-size-complex="10pt"/>
    </style:style>
    <style:style style:name="T4" style:family="text">
      <style:text-properties style:font-name="Calibri" fo:font-size="10pt" officeooo:rsid="000f9200" style:font-size-asian="10pt" style:font-size-complex="10pt"/>
    </style:style>
    <style:style style:name="T5" style:family="text">
      <style:text-properties style:font-name="Calibri" fo:font-size="10pt" officeooo:rsid="00113812" style:font-size-asian="10pt" style:font-size-complex="10pt"/>
    </style:style>
    <style:style style:name="T6" style:family="text">
      <style:text-properties style:font-name="Calibri" fo:font-size="10pt" officeooo:rsid="001318ce" style:font-size-asian="10pt" style:font-size-complex="10pt"/>
    </style:style>
    <style:style style:name="T7" style:family="text">
      <style:text-properties style:font-name="Calibri" fo:font-size="10pt" officeooo:rsid="0015ead0" style:font-size-asian="10pt" style:font-size-complex="10pt"/>
    </style:style>
    <style:style style:name="T8" style:family="text">
      <style:text-properties style:font-name="Calibri" fo:font-size="10pt" officeooo:rsid="001918fa" style:font-size-asian="10pt" style:font-size-complex="10pt"/>
    </style:style>
    <style:style style:name="T9" style:family="text">
      <style:text-properties style:font-name="Calibri" fo:font-size="10pt" fo:font-style="italic" officeooo:rsid="000ead79" style:font-size-asian="10pt" style:font-style-asian="italic" style:font-size-complex="10pt" style:font-style-complex="italic"/>
    </style:style>
    <style:style style:name="T10" style:family="text">
      <style:text-properties style:font-name="Calibri" fo:font-size="14pt" style:font-size-asian="14pt" style:font-size-complex="14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0ead79" style:font-size-asian="12pt" style:font-size-complex="12pt"/>
    </style:style>
    <style:style style:name="T13" style:family="text">
      <style:text-properties style:font-name="Calibri" fo:font-size="12pt" fo:font-weight="bold" officeooo:rsid="000ead79" style:font-size-asian="12pt" style:font-weight-asian="bold" style:font-size-complex="12pt" style:font-weight-complex="bold"/>
    </style:style>
    <style:style style:name="T14" style:family="text">
      <style:text-properties officeooo:rsid="000eebdc"/>
    </style:style>
    <style:style style:name="T15" style:family="text">
      <style:text-properties officeooo:rsid="001318ce"/>
    </style:style>
    <style:style style:name="T16" style:family="text">
      <style:text-properties officeooo:rsid="00153e0e"/>
    </style:style>
    <style:style style:name="T17" style:family="text">
      <style:text-properties officeooo:rsid="0015c32e"/>
    </style:style>
    <style:style style:name="T18" style:family="text">
      <style:text-properties officeooo:rsid="001918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errari Davìd</text:h>
      <text:p text:style-name="P10"><text:span text:style-name="T8">Contacts: </text:span><text:span text:style-name="T3">+39 3283169485 | </text:span><text:a xlink:type="simple" xlink:href="mailto:ferraridavid.hub@gmail.com" text:style-name="Internet_20_link" text:visited-style-name="Visited_20_Internet_20_Link"><text:span text:style-name="T3">ferraridavid.hub@gmail.com</text:span></text:a></text:p>
      <text:p text:style-name="P10"><text:span text:style-name="T7">Linked</text:span><text:span text:style-name="T8">I</text:span><text:span text:style-name="T7">n: </text:span><text:a xlink:type="simple" xlink:href="https://www.linkedin.com/in/davìd-ferrari-239131269" text:style-name="Internet_20_link" text:visited-style-name="Visited_20_Internet_20_Link"><text:span text:style-name="T2">https://www.linkedin.com/in/dav%C3%ACd-ferrari-239131269</text:span></text:a></text:p>
      <text:p text:style-name="P4">GitHub: https://github.com/ferraridavid-hub</text:p>
      <text:p text:style-name="P2"/>
      <text:h text:style-name="P5" text:outline-level="4"><text:span text:style-name="Strong_20_Emphasis"><text:span text:style-name="T10">Professional Summary</text:span></text:span></text:h>
      <text:p text:style-name="P9"><text:span text:style-name="T4">I’m a software engineer with </text:span><text:span text:style-name="T2">a Bachelor’s degree in Physics and ongoing advanced studies in Artificial Intelligence. My background provides a strong foundation in logical problem-solving and analytical thinking, enriched by a deep passion for computer systems and security.</text:span></text:p>
      <text:p text:style-name="P9"><text:span text:style-name="T5">Dedicated</text:span><text:span text:style-name="T2"> to continuous learning and innovation, I value collaboration and knowledge-sharing, believing that a cooperative approach </text:span><text:span text:style-name="T5">is essential for </text:span><text:span text:style-name="T2">both personal and organizational growth.</text:span></text:p>
      <text:p text:style-name="P3"/>
      <text:h text:style-name="P5" text:outline-level="4"><text:span text:style-name="Strong_20_Emphasis"><text:span text:style-name="T10">Skills</text:span></text:span></text:h>
      <text:p text:style-name="Text_20_body"><text:span text:style-name="Strong_20_Emphasis"><text:span text:style-name="T11">Java (8 to 17)</text:span></text:span></text:p>
      <text:list xml:id="list2220576636" text:style-name="L1">
        <text:list-item>
          <text:p text:style-name="P11">Core Java: Daily practice, coding challenges, and exercises.</text:p>
        </text:list-item>
        <text:list-item>
          <text:p text:style-name="P11">J2EE: RESTful services development.</text:p>
        </text:list-item>
        <text:list-item>
          <text:p text:style-name="P11">Grizzly: Configuration and deployment of HTTP/HTTPS servers.</text:p>
        </text:list-item>
        <text:list-item>
          <text:p text:style-name="P11">Netty: Implementation of custom protocols and drivers for security middleware.</text:p>
        </text:list-item>
        <text:list-item>
          <text:p text:style-name="P12">JUnit: Integration testing and test strategy development.</text:p>
        </text:list-item>
      </text:list>
      <text:p text:style-name="Text_20_body"><text:span text:style-name="Strong_20_Emphasis"><text:span text:style-name="T11">Docker</text:span></text:span></text:p>
      <text:list xml:id="list641820217" text:style-name="L2">
        <text:list-item>
          <text:p text:style-name="P13">Jenkins Pipelines: Configuring Docker workers for CI/CD.</text:p>
        </text:list-item>
        <text:list-item>
          <text:p text:style-name="P13">Multi-Node Environments: Local setups for enterprise applications.</text:p>
        </text:list-item>
        <text:list-item>
          <text:p text:style-name="P14">Legacy Builds: Creat<text:span text:style-name="T14">ed</text:span> environments for legacy components.</text:p>
        </text:list-item>
      </text:list>
      <text:p text:style-name="Text_20_body"><text:span text:style-name="Strong_20_Emphasis"><text:span text:style-name="T11">Linux</text:span></text:span></text:p>
      <text:list xml:id="list1651381253" text:style-name="L3">
        <text:list-item>
          <text:p text:style-name="P15">Intermediate Administration: System management and resource monitoring.</text:p>
        </text:list-item>
        <text:list-item>
          <text:p text:style-name="P26"><text:span text:style-name="T2">Command Line Tools: Proficient in </text:span><text:span text:style-name="Source_20_Text"><text:span text:style-name="T2">sed</text:span></text:span><text:span text:style-name="T2">, </text:span><text:span text:style-name="Source_20_Text"><text:span text:style-name="T2">awk</text:span></text:span><text:span text:style-name="T2">, and </text:span><text:span text:style-name="T6">typical UNIX </text:span><text:span text:style-name="T2">tools.</text:span></text:p>
        </text:list-item>
        <text:list-item>
          <text:p text:style-name="P16">Bash Scripting: Legacy builds, automation, and environment orchestration.</text:p>
        </text:list-item>
      </text:list>
      <text:p text:style-name="Text_20_body"><text:span text:style-name="Strong_20_Emphasis"><text:span text:style-name="T11">Additional Tools</text:span></text:span></text:p>
      <text:list xml:id="list2027141226" text:style-name="L4">
        <text:list-item>
          <text:p text:style-name="P17">Maven: Build automation and dependency management.</text:p>
        </text:list-item>
        <text:list-item>
          <text:p text:style-name="P17">Jenkins: CI/CD pipeline management.</text:p>
        </text:list-item>
        <text:list-item>
          <text:p text:style-name="P17">Git/Bit<text:span text:style-name="T15">B</text:span>ucket: Version control and repository management.</text:p>
        </text:list-item>
        <text:list-item>
          <text:p text:style-name="P17">OpenLiberty: Application server management.</text:p>
        </text:list-item>
        <text:list-item>
          <text:p text:style-name="P18">PostgreSQL: Shared database among application components.</text:p>
        </text:list-item>
      </text:list>
      <text:p text:style-name="Text_20_body"><text:span text:style-name="Strong_20_Emphasis"><text:span text:style-name="T11">Additional Languages</text:span></text:span></text:p>
      <text:list xml:id="list349229298" text:style-name="L5">
        <text:list-item>
          <text:p text:style-name="P21">Python3: <text:span text:style-name="T18">S</text:span>cripting and automation.</text:p>
        </text:list-item>
        <text:list-item>
          <text:p text:style-name="P19">C: Systems programming <text:span text:style-name="T18">and maintenance of legacy components</text:span>.</text:p>
        </text:list-item>
        <text:list-item>
          <text:p text:style-name="P21">JavaScript: <text:span text:style-name="T18">Frontend development</text:span>.</text:p>
        </text:list-item>
        <text:list-item>
          <text:p text:style-name="P20">Groovy: Scripting, <text:span text:style-name="T18">Jenkins pipelines</text:span> and Java integration.</text:p>
        </text:list-item>
      </text:list>
      <text:h text:style-name="P5" text:outline-level="4"><text:soft-page-break/><text:span text:style-name="Strong_20_Emphasis"><text:span text:style-name="T10">Professional Experience</text:span></text:span></text:h>
      <text:p text:style-name="Text_20_body"><text:span text:style-name="Strong_20_Emphasis"><text:span text:style-name="T12">Software Engineer</text:span></text:span><text:span text:style-name="T2"><text:line-break/></text:span><text:span text:style-name="Emphasis"><text:span text:style-name="T3">Primeur srl</text:span></text:span><text:span text:style-name="T2">, </text:span><text:span text:style-name="T3">Milan</text:span><text:span text:style-name="T2"><text:line-break/></text:span><text:span text:style-name="T3">06/2023</text:span><text:span text:style-name="Emphasis"><text:span text:style-name="T2"> – Present</text:span></text:span></text:p>
      <text:list xml:id="list84222096" text:style-name="L6">
        <text:list-item>
          <text:p text:style-name="P22">Developed and maintained <text:span text:style-name="T1">a Java enterprise application;</text:span></text:p>
        </text:list-item>
        <text:list-item>
          <text:p text:style-name="P23">Secured web-based components against OWASP Top Ten vulnerabilities;</text:p>
        </text:list-item>
        <text:list-item>
          <text:p text:style-name="P23"><text:span text:style-name="T16">Performed g</text:span>eneral DevOps activities;</text:p>
        </text:list-item>
        <text:list-item>
          <text:p text:style-name="P24"><text:span text:style-name="T16">Implemented a m</text:span>achine <text:span text:style-name="T16">l</text:span>earning model for domain-specific predictions.</text:p>
        </text:list-item>
      </text:list>
      <text:p text:style-name="Text_20_body"><text:span text:style-name="Strong_20_Emphasis"><text:span text:style-name="T12">IT Analyst</text:span></text:span><text:span text:style-name="T2"><text:line-break/></text:span><text:span text:style-name="Emphasis"><text:span text:style-name="T3">CAMS srl</text:span></text:span><text:span text:style-name="T2">, </text:span><text:span text:style-name="T3">Bologna</text:span><text:span text:style-name="T2"><text:line-break/></text:span><text:span text:style-name="T3">01/2022</text:span><text:span text:style-name="Emphasis"><text:span text:style-name="T2"> – </text:span></text:span><text:span text:style-name="Emphasis"><text:span text:style-name="T3">04/2023</text:span></text:span></text:p>
      <text:list xml:id="list481255109" text:style-name="L7">
        <text:list-item>
          <text:p text:style-name="P25">Developed <text:span text:style-name="T17">the </text:span>company website and customer care <text:span text:style-name="T17">system</text:span>;</text:p>
        </text:list-item>
        <text:list-item>
          <text:p text:style-name="P25"><text:span text:style-name="T17">Performed various internal IT activites</text:span>;</text:p>
        </text:list-item>
      </text:list>
      <text:p text:style-name="P3"/>
      <text:h text:style-name="P5" text:outline-level="4"><text:span text:style-name="Strong_20_Emphasis"><text:span text:style-name="T10">Education</text:span></text:span></text:h>
      <text:p text:style-name="P7"><text:span text:style-name="Strong_20_Emphasis"><text:span text:style-name="T12">Bachelor's degree</text:span></text:span><text:span text:style-name="T2"> in </text:span><text:span text:style-name="T3">Physics, </text:span></text:p>
      <text:p text:style-name="P8"><text:span text:style-name="Emphasis"><text:span text:style-name="T3">Alma Mater Studiorum</text:span></text:span><text:span text:style-name="T2">, </text:span><text:span text:style-name="T3">Bologna, </text:span><text:span text:style-name="T9">2023</text:span></text:p>
      <text:p text:style-name="P6"><text:span text:style-name="T13">Master</text:span><text:span text:style-name="Strong_20_Emphasis"><text:span text:style-name="T12">'s degree</text:span></text:span><text:span text:style-name="T2"> in </text:span><text:span text:style-name="T3">Artificial Intelligence, </text:span></text:p>
      <text:p text:style-name="P6"><text:span text:style-name="Emphasis"><text:span text:style-name="T3">Alma Mater Studiorum</text:span></text:span><text:span text:style-name="T2">, </text:span><text:span text:style-name="T3">Bologna, </text:span><text:span text:style-name="T9">Presen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6:35:15.623840424</meta:creation-date>
    <dc:date>2024-09-12T11:49:31.094187812</dc:date>
    <meta:editing-duration>PT27M4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20" meta:character-count="2459" meta:non-whitespace-character-count="2208"/>
  </office:meta>
</office:document-meta>
</file>